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3"/>
    <style:style style:name="ce7" style:family="table-cell" style:parent-style-name="Default">
      <style:text-properties fo:font-weight="normal" style:font-weight-asian="normal" style:font-weight-complex="normal"/>
      <style:map style:condition="cell-content()=0" style:apply-style-name="Untitled1" style:base-cell-address="Sheet1.C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  <style:map style:condition="cell-content()=0" style:apply-style-name="Untitled1" style:base-cell-address="Sheet1.C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1022" table:default-cell-style-name="ce1"/>
        <table:table-row table:style-name="ro1">
          <table:table-cell table:formula="of:=26+10" office:value-type="float" office:value="36">
            <text:p>36</text:p>
          </table:table-cell>
          <table:table-cell office:value-type="float" office:value="999999999">
            <text:p>999 999 999</text:p>
          </table:table-cell>
          <table:table-cell table:style-name="ce7" table:formula="of:=ROUNDDOWN([.B1]/[.$A$1];0)" office:value-type="float" office:value="27777777">
            <text:p>27777777</text:p>
          </table:table-cell>
          <table:table-cell table:style-name="ce7" table:formula="of:=ROUNDDOWN([.C1]/[.$A$1];0)" office:value-type="float" office:value="771604">
            <text:p>771604</text:p>
          </table:table-cell>
          <table:table-cell table:style-name="ce7" table:formula="of:=ROUNDDOWN([.D1]/[.$A$1];0)" office:value-type="float" office:value="21433">
            <text:p>21433</text:p>
          </table:table-cell>
          <table:table-cell table:style-name="ce7" table:formula="of:=ROUNDDOWN([.E1]/[.$A$1];0)" office:value-type="float" office:value="595">
            <text:p>595</text:p>
          </table:table-cell>
          <table:table-cell table:style-name="ce7" table:formula="of:=ROUNDDOWN([.F1]/[.$A$1];0)" office:value-type="float" office:value="16">
            <text:p>16</text:p>
          </table:table-cell>
          <table:table-cell table:style-name="ce7" table:formula="of:=ROUNDDOWN([.G1]/[.$A$1];0)" office:value-type="float" office:value="0">
            <text:p>0</text:p>
          </table:table-cell>
          <table:table-cell table:style-name="ce7" table:formula="of:=ROUNDDOWN([.H1]/[.$A$1];0)" office:value-type="float" office:value="0">
            <text:p>0</text:p>
          </table:table-cell>
          <table:table-cell table:style-name="ce7" table:formula="of:=ROUNDDOWN([.I1]/[.$A$1]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CODE(&quot;A&quot;)" office:value-type="float" office:value="65">
            <text:p>65</text:p>
          </table:table-cell>
          <table:table-cell/>
          <table:table-cell table:style-name="ce7" table:formula="of:=MOD([.B1];[.$A$1])" office:value-type="float" office:value="27">
            <text:p>27</text:p>
          </table:table-cell>
          <table:table-cell table:style-name="ce7" table:formula="of:=MOD([.C1];[.$A$1])" office:value-type="float" office:value="33">
            <text:p>33</text:p>
          </table:table-cell>
          <table:table-cell table:style-name="ce7" table:formula="of:=MOD([.D1];[.$A$1])" office:value-type="float" office:value="16">
            <text:p>16</text:p>
          </table:table-cell>
          <table:table-cell table:style-name="ce7" table:formula="of:=MOD([.E1];[.$A$1])" office:value-type="float" office:value="13">
            <text:p>13</text:p>
          </table:table-cell>
          <table:table-cell table:style-name="ce7" table:formula="of:=MOD([.F1];[.$A$1])" office:value-type="float" office:value="19">
            <text:p>19</text:p>
          </table:table-cell>
          <table:table-cell table:style-name="ce7" table:formula="of:=MOD([.G1];[.$A$1])" office:value-type="float" office:value="16">
            <text:p>16</text:p>
          </table:table-cell>
          <table:table-cell table:style-name="ce7" table:formula="of:=MOD([.H1];[.$A$1])" office:value-type="float" office:value="0">
            <text:p>0</text:p>
          </table:table-cell>
          <table:table-cell table:style-name="ce7" table:formula="of:=MOD([.I1];[.$A$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/>
          <table:table-cell table:style-name="ce8" table:formula="of:=IF([.C1]+[.C2]=0;&quot;&quot;;IF([.C2]&lt;10;[.C2];CHAR([.$A$2]+([.C2]-9))))" office:value-type="string" office:string-value="S">
            <text:p>S</text:p>
          </table:table-cell>
          <table:table-cell table:style-name="ce8" table:formula="of:=IF([.D1]+[.D2]=0;&quot;&quot;;IF([.D2]&lt;10;[.D2];CHAR([.$A$2]+([.D2]-9))))" office:value-type="string" office:string-value="Y">
            <text:p>Y</text:p>
          </table:table-cell>
          <table:table-cell table:style-name="ce8" table:formula="of:=IF([.E1]+[.E2]=0;&quot;&quot;;IF([.E2]&lt;10;[.E2];CHAR([.$A$2]+([.E2]-9))))" office:value-type="string" office:string-value="H">
            <text:p>H</text:p>
          </table:table-cell>
          <table:table-cell table:style-name="ce8" table:formula="of:=IF([.F1]+[.F2]=0;&quot;&quot;;IF([.F2]&lt;10;[.F2];CHAR([.$A$2]+([.F2]-9))))" office:value-type="string" office:string-value="E">
            <text:p>E</text:p>
          </table:table-cell>
          <table:table-cell table:style-name="ce8" table:formula="of:=IF([.G1]+[.G2]=0;&quot;&quot;;IF([.G2]&lt;10;[.G2];CHAR([.$A$2]+([.G2]-9))))" office:value-type="string" office:string-value="K">
            <text:p>K</text:p>
          </table:table-cell>
          <table:table-cell table:style-name="ce8" table:formula="of:=IF([.H1]+[.H2]=0;&quot;&quot;;IF([.H2]&lt;10;[.H2];CHAR([.$A$2]+([.H2]-9))))" office:value-type="string" office:string-value="H">
            <text:p>H</text:p>
          </table:table-cell>
          <table:table-cell table:style-name="ce8" table:formula="of:=IF([.I1]+[.I2]=0;&quot;&quot;;IF([.I2]&lt;10;[.I2];CHAR([.$A$2]+([.I2]-9))))">
            <text:p/>
          </table:table-cell>
          <table:table-cell table:style-name="ce8" table:formula="of:=IF([.J1]+[.J2]=0;&quot;&quot;;IF([.J2]&lt;10;[.J2];CHAR([.$A$2]+([.J2]-9))))">
            <text:p/>
          </table:table-cell>
          <table:table-cell table:style-name="ce2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formula="of:=CONCATENATE(&quot;P*&quot;;[.C3];[.D3];[.E3];[.F3];[.G3];[.H3];[.I3];[.J3])" office:value-type="string" office:string-value="P*SYHEKH">
            <text:p>P*SYHEKH</text:p>
          </table:table-cell>
          <table:table-cell table:style-name="ce6"/>
          <table:table-cell table:number-columns-repeated="1022"/>
        </table:table-row>
        <table:table-row table:style-name="ro2">
          <table:table-cell table:formula="of:=LEN([.A6])" office:value-type="float" office:value="8">
            <text:p>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">
            <text:p>6</text:p>
          </table:table-cell>
          <table:table-cell table:formula="of:=[.A1]^[.A9]" office:value-type="float" office:value="2176782336">
            <text:p>2 176 782 336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J3">
            <calcext:condition calcext:apply-style-name="Untitled1" calcext:value="=0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00.00.00</text:date>, <text:time style:data-style-name="N2" text:time-value="0000-00-00T03:17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Tim</meta:initial-creator>
    <meta:creation-date>2014-12-08T01:31:04</meta:creation-date>
    <dc:date>2014-12-09T03:18:50</dc:date>
    <dc:creator>Andras Tim</dc:creator>
    <meta:editing-duration>PT1H42M58S</meta:editing-duration>
    <meta:editing-cycles>3</meta:editing-cycles>
    <meta:generator>LibreOffice/4.0.4.2$Linux_X86_64 LibreOffice_project/400m0$Build-2</meta:generator>
    <meta:document-statistic meta:table-count="1" meta:cell-count="31" meta:object-count="0"/>
  </office:meta>
</office:document-meta>
</file>